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800F3DC72EF7BC791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845cm" svg:height="30.002cm" svg:x="-4.318cm" svg:y="-1.808cm">
          <draw:image xlink:href="Pictures/1000000000000280000002800F3DC72EF7BC791D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4T00:10:28.331959699</dc:date>
    <meta:editing-duration>PT1M1S</meta:editing-duration>
    <meta:editing-cycles>1</meta:editing-cycles>
    <meta:document-statistic meta:object-count="1"/>
    <meta:generator>LibreOffice/6.4.6.2$Linux_X86_64 LibreOffice_project/40$Build-2</meta:generator>
  </office:meta>
</office:document-meta>
</file>